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issertation</text:p>
      <text:p text:style-name="Standard">Autor: Mohammad Ali Rostami</text:p>
      <text:p text:style-name="Standard">Titel: Combining partial Jacobian computation and preconditioning: New heuristics, educational modules, and applications</text:p>
      <text:p text:style-name="Standard"/>
      <text:p text:style-name="P2">Gutachter</text:p>
      <text:p text:style-name="Standard">Prof.<text:s/>Martin Bücker</text:p>
      <text:p text:style-name="Standard">Chair for Advanced Computing</text:p>
      <text:p text:style-name="Standard">Department of Mathematics and Computer Science</text:p>
      <text:p text:style-name="Standard">FSU Jena</text:p>
      <text:p text:style-name="Standard"/>
      <text:p text:style-name="Standard">Prof. Trond Steihaug</text:p>
      <text:p text:style-name="Standard">Department of Informatics</text:p>
      <text:p text:style-name="Standard">University of Bergen</text:p>
      <text:p text:style-name="Standard">Postboks 7803</text:p>
      <text:p text:style-name="Standard">5020 Bergen</text:p>
      <text:p text:style-name="Standard">Norway</text:p>
      <text:p text:style-name="Standard"/>
      <text:p text:style-name="Standard"/>
      <text:p text:style-name="P3">Kommission</text:p>
      <text:p text:style-name="Standard"><text:span text:style-name="T4">Vorsitzender:<text:s/></text:span>Prof. Dr. Andreas Löhne</text:p>
      <text:p text:style-name="Standard">Prof.<text:s/>Martin Mundhenk</text:p>
      <text:p text:style-name="Standard">Prof. Martin Bücker</text:p>
      <text:p text:style-name="Standard">Prof. Trond Steihaug</text:p>
      <text:p text:style-name="Standard">Prof. Clemens Beckstein</text:p>
      <text:p text:style-name="Standard">Prof. Gerhard Zumbusch</text:p>
      <text:p text:style-name="Standard">Dr. Sören Lau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buecker</dc:creator>
    <meta:creation-date>2017-03-30T09:08:00Z</meta:creation-date>
    <dc:date>2017-03-30T08:21:00Z</dc:date>
    <meta:template xlink:href="Normal.dotm" xlink:type="simple"/>
    <meta:editing-cycles>4</meta:editing-cycles>
    <meta:editing-duration>PT0S</meta:editing-duration>
    <meta:document-statistic meta:page-count="1" meta:paragraph-count="1" meta:word-count="83" meta:character-count="556" meta:row-count="3" meta:non-whitespace-character-count="474"/>
  </office:meta>
</office:document-meta>
</file>